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" fo:font-size="10pt" officeooo:rsid="000c9edf" style:font-size-asian="10pt" style:font-size-complex="10pt"/>
    </style:style>
    <style:style style:name="P2" style:family="paragraph" style:parent-style-name="Standard">
      <style:text-properties style:font-name="Courier" fo:font-size="10pt" officeooo:rsid="000c9edf" officeooo:paragraph-rsid="000c9edf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rsid="0008a6eb" officeooo:paragraph-rsid="0008a6eb" style:font-size-asian="11pt" style:font-size-complex="11pt"/>
    </style:style>
    <style:style style:name="P5" style:family="paragraph" style:parent-style-name="Standard">
      <style:text-properties fo:font-size="11pt" fo:font-weight="bold" officeooo:rsid="0005199d" officeooo:paragraph-rsid="0005199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0ddb53" officeooo:paragraph-rsid="000ddb53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" fo:font-size="10pt" style:font-size-asian="10pt" style:font-size-complex="10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" fo:font-size="10pt" officeooo:paragraph-rsid="000535e9" style:font-size-asian="10pt" style:font-size-complex="10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" fo:font-size="10pt" fo:background-color="#cccccc" style:font-size-asian="10pt" style:font-size-complex="10pt"/>
    </style:style>
    <style:style style:name="P10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Courier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Courier" fo:font-size="10pt" officeooo:paragraph-rsid="000c9edf" style:font-size-asian="10pt" style:font-size-complex="10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 style:list-style-name="L1">
      <style:text-properties fo:font-size="11pt" officeooo:rsid="0008a6eb" officeooo:paragraph-rsid="0008a6eb" style:font-size-asian="11pt" style:font-size-complex="11pt"/>
    </style:style>
    <style:style style:name="P15" style:family="paragraph" style:parent-style-name="Standard">
      <style:text-properties fo:font-size="11pt" officeooo:rsid="0011c6d1" officeooo:paragraph-rsid="0011c6d1" style:font-size-asian="11pt" style:font-size-complex="11pt"/>
    </style:style>
    <style:style style:name="P16" style:family="paragraph" style:parent-style-name="Standard">
      <style:text-properties fo:font-size="11pt" fo:font-weight="bold" officeooo:rsid="0011c6d1" officeooo:paragraph-rsid="0011c6d1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Courier" fo:font-size="10pt" style:font-size-asian="10pt" style:font-size-complex="10pt"/>
    </style:style>
    <style:style style:name="P18" style:family="paragraph" style:parent-style-name="Standard" style:list-style-name="L1">
      <style:text-properties style:font-name="Courier" fo:font-size="10pt" officeooo:rsid="0008a6eb" officeooo:paragraph-rsid="0013800e" style:font-size-asian="10pt" style:font-size-complex="10pt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0pt" officeooo:paragraph-rsid="0011c6d1" style:font-size-asian="10pt" style:font-size-complex="10pt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" fo:font-size="10pt" style:font-size-asian="10pt" style:font-size-complex="10pt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" fo:font-size="10pt" officeooo:paragraph-rsid="0010319b" style:font-size-asian="10pt" style:font-size-complex="10pt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Courier" fo:font-size="10pt" officeooo:rsid="0010e448" officeooo:paragraph-rsid="0010e448" style:font-size-asian="10pt" style:font-size-complex="10pt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Courier" fo:font-size="10pt" officeooo:paragraph-rsid="0010e448" style:font-size-asian="10pt" style:font-size-complex="10pt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Courier" fo:font-size="10pt" officeooo:paragraph-rsid="0011c6d1" style:font-size-asian="10pt" style:font-size-complex="10pt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Courier" fo:font-size="10pt" officeooo:paragraph-rsid="0010e448" fo:background-color="#cccccc" style:font-size-asian="10pt" style:font-size-complex="10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Courier" fo:font-size="10pt" officeooo:paragraph-rsid="0011c6d1" style:font-size-asian="10pt" style:font-size-complex="10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ize="10pt" officeooo:paragraph-rsid="0011c6d1" style:font-size-asian="10pt" style:font-size-complex="10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Courier" fo:font-size="10pt" officeooo:paragraph-rsid="0012e607" style:font-size-asian="10pt" style:font-size-complex="10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Courier" fo:font-size="10pt" officeooo:paragraph-rsid="0012e607" style:font-size-asian="10pt" style:font-size-complex="10pt"/>
    </style:style>
    <style:style style:name="P30" style:family="paragraph" style:parent-style-name="Table_20_Contents">
      <style:text-properties style:font-name="Courier" fo:font-size="10pt" officeooo:rsid="0011c6d1" officeooo:paragraph-rsid="0011c6d1" style:font-size-asian="10pt" style:font-size-complex="10pt"/>
    </style:style>
    <style:style style:name="T1" style:family="text">
      <style:text-properties style:font-name="Courier"/>
    </style:style>
    <style:style style:name="T2" style:family="text">
      <style:text-properties style:font-name="Courier" fo:font-size="10pt" style:font-size-asian="10pt" style:font-size-complex="10pt"/>
    </style:style>
    <style:style style:name="T3" style:family="text">
      <style:text-properties style:font-name="Courier" officeooo:rsid="0012e607"/>
    </style:style>
    <style:style style:name="T4" style:family="text">
      <style:text-properties officeooo:rsid="000c9edf"/>
    </style:style>
    <style:style style:name="T5" style:family="text">
      <style:text-properties officeooo:rsid="000e28e4"/>
    </style:style>
    <style:style style:name="T6" style:family="text">
      <style:text-properties officeooo:rsid="0010319b"/>
    </style:style>
    <style:style style:name="T7" style:family="text">
      <style:text-properties officeooo:rsid="0010e448"/>
    </style:style>
    <style:style style:name="T8" style:family="text">
      <style:text-properties officeooo:rsid="0011c6d1"/>
    </style:style>
    <style:style style:name="T9" style:family="text">
      <style:text-properties officeooo:rsid="0012e607"/>
    </style:style>
    <style:style style:name="T10" style:family="text">
      <style:text-properties style:font-name="Courier" officeooo:rsid="0010e448"/>
    </style:style>
    <style:style style:name="T11" style:family="text">
      <style:text-properties style:font-name="Courier" officeooo:rsid="0013800e"/>
    </style:style>
    <style:style style:name="T12" style:family="text">
      <style:text-properties style:font-name="Courier" officeooo:rsid="0011c6d1"/>
    </style:style>
    <style:style style:name="T13" style:family="text">
      <style:text-properties officeooo:rsid="0013800e"/>
    </style:style>
    <style:style style:name="T14" style:family="text">
      <style:text-properties officeooo:rsid="00151e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estion <text:span text:style-name="T5">2</text:span></text:p>
      <text:p text:style-name="P5"/>
      <text:p text:style-name="P6"><text:span text:style-name="T5">1</text:span>5 minutes to complete, 5 minutes to upload answer.</text:p>
      <text:p text:style-name="P3"/>
      <text:p text:style-name="P3">This question involves <text:span text:style-name="T8">the LogMessage class</text:span> used to process log messages. <text:s/>A list of sample log messages is</text:p>
      <text:p text:style-name="P3">given below.</text:p>
      <text:p text:style-name="P3"/>
      <text:p text:style-name="P24">"security alert - repeated login failures"</text:p>
      <text:p text:style-name="P24">"disk offline"</text:p>
      <text:p text:style-name="P24">"file not found"</text:p>
      <text:p text:style-name="P24">"read error on disk DSK1"</text:p>
      <text:p text:style-name="P24">"write error on disk DSK2"</text:p>
      <text:p text:style-name="P19"><text:span text:style-name="T1">"error on /dev/disk"</text:span></text:p>
      <text:p text:style-name="P3"/>
      <text:p text:style-name="P3">The following LogMessage class is used to represent a log message.</text:p>
      <text:p text:style-name="P3"/>
      <text:p text:style-name="P11">public class LogMessage</text:p>
      <text:p text:style-name="P11">{</text:p>
      <text:p text:style-name="P7">private String <text:span text:style-name="T6">message</text:span>;</text:p>
      <text:p text:style-name="P22">private String type;</text:p>
      <text:p text:style-name="P7"/>
      <text:p text:style-name="P7">/** Precondition: <text:span text:style-name="T6">m</text:span> is a valid log message. */</text:p>
      <text:p text:style-name="P9">public LogMessage(String <text:span text:style-name="T6">m</text:span>)</text:p>
      <text:p text:style-name="P21"><text:span text:style-name="T6">{ /* To be implemented */ </text:span>}</text:p>
      <text:p text:style-name="P21"/>
      <text:p text:style-name="P25">public String get<text:span text:style-name="T7">Message</text:span>()</text:p>
      <text:p text:style-name="P23">{ return <text:span text:style-name="T7">message</text:span>; }</text:p>
      <text:p text:style-name="P7"/>
      <text:p text:style-name="P9">public String get<text:span text:style-name="T7">Type</text:span>()</text:p>
      <text:p text:style-name="P7">{ return <text:span text:style-name="T7">type</text:span>; }</text:p>
      <text:p text:style-name="P8"/>
      <text:p text:style-name="P8">// There may be instance variables, constructors, and methods that are not shown.</text:p>
      <text:p text:style-name="P11">}</text:p>
      <text:p text:style-name="P17"/>
      <text:p text:style-name="P10">Write the <text:span text:style-name="T7">LogMessage</text:span> <text:span text:style-name="T7">constructor. <text:s/>The </text:span><text:span text:style-name="T10">message</text:span><text:span text:style-name="T7"> instance variable references a string containing the entire log message, and the </text:span><text:span text:style-name="T10">type</text:span><text:span text:style-name="T7"> instance variable references one of the following three strings: </text:span></text:p>
      <text:list xml:id="list553253014" text:style-name="L1">
        <text:list-item>
          <text:p text:style-name="P18">"note"</text:p>
        </text:list-item>
        <text:list-item>
          <text:p text:style-name="P18">"alert"</text:p>
        </text:list-item>
        <text:list-item>
          <text:p text:style-name="P18">"error"</text:p>
          <text:p text:style-name="P14"/>
        </text:list-item>
      </text:list>
      <text:p text:style-name="P4"><text:span text:style-name="T7">I</text:span>f <text:span text:style-name="T11">message</text:span> contains the word “error”, separated by spaces from other words, <text:span text:style-name="T7">then </text:span><text:span text:style-name="T10">type</text:span><text:span text:style-name="T7"> is set to “error”</text:span>. <text:s/><text:span text:style-name="T11">type</text:span><text:span text:style-name="T13"> is set to </text:span>“alert” if the <text:span text:style-name="T7">message</text:span> contains the word “alert” (but does not contain the word “error”),<text:span text:style-name="T7"> </text:span>separated by spaces from other words. <text:s/>If <text:span text:style-name="T8">neither</text:span> “error” <text:span text:style-name="T13">n</text:span>or “alert” <text:span text:style-name="T8">(</text:span>separated <text:span text:style-name="T8">from other words</text:span> by spaces<text:span text:style-name="T8">) exist in the message</text:span>, <text:span text:style-name="T8">then </text:span><text:span text:style-name="T12">type</text:span><text:span text:style-name="T8"> is set to</text:span> “note”.</text:p>
      <text:p text:style-name="P3"/>
      <text:p text:style-name="P3"/>
      <text:p text:style-name="P15">Example<text:span text:style-name="T9">s</text:span>:</text:p>
      <text:p text:style-name="P15"/>
      <text:p text:style-name="P16">Message<text:tab/><text:tab/><text:tab/><text:tab/><text:tab/><text:tab/> <text:s text:c="7"/>Type</text:p>
      <text:p text:style-name="P1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6">"security alert – repeated login failures"</text:p>
          </table:table-cell>
          <table:table-cell table:style-name="Table1.B1" office:value-type="string">
            <text:p text:style-name="P30"><text:span text:style-name="T1">"</text:span>alert<text:span text:style-name="T1">"</text:span></text:p>
          </table:table-cell>
        </table:table-row>
        <table:table-row>
          <table:table-cell table:style-name="Table1.A2" office:value-type="string">
            <text:p text:style-name="P26">"disk offline"</text:p>
          </table:table-cell>
          <table:table-cell table:style-name="Table1.B2" office:value-type="string">
            <text:p text:style-name="P30"><text:span text:style-name="T1">"</text:span>note<text:span text:style-name="T1">"</text:span></text:p>
          </table:table-cell>
        </table:table-row>
        <table:table-row>
          <table:table-cell table:style-name="Table1.A2" office:value-type="string">
            <text:p text:style-name="P26">"file not found"</text:p>
          </table:table-cell>
          <table:table-cell table:style-name="Table1.B2" office:value-type="string">
            <text:p text:style-name="P30"><text:span text:style-name="T1">"</text:span>note<text:span text:style-name="T1">"</text:span></text:p>
          </table:table-cell>
        </table:table-row>
        <table:table-row>
          <table:table-cell table:style-name="Table1.A2" office:value-type="string">
            <text:p text:style-name="P26"><text:span text:style-name="T8">"alert: </text:span>read error on disk DSK1"</text:p>
          </table:table-cell>
          <table:table-cell table:style-name="Table1.B2" office:value-type="string">
            <text:p text:style-name="P30"><text:span text:style-name="T1">"</text:span>error<text:span text:style-name="T1">"</text:span></text:p>
          </table:table-cell>
        </table:table-row>
        <table:table-row>
          <table:table-cell table:style-name="Table1.A2" office:value-type="string">
            <text:p text:style-name="P27"><text:span text:style-name="T1">"error on /dev/disk"</text:span></text:p>
          </table:table-cell>
          <table:table-cell table:style-name="Table1.B2" office:value-type="string">
            <text:p text:style-name="P30"><text:span text:style-name="T1">"</text:span>error<text:span text:style-name="T1">"</text:span></text:p>
          </table:table-cell>
        </table:table-row>
        <table:table-row>
          <table:table-cell table:style-name="Table1.A2" office:value-type="string">
            <text:p text:style-name="P28">"<text:span text:style-name="T14">errors logged in error.txt"</text:span></text:p>
          </table:table-cell>
          <table:table-cell table:style-name="Table1.B2" office:value-type="string">
            <text:p text:style-name="P30">"<text:span text:style-name="T9">note"</text:span></text:p>
          </table:table-cell>
        </table:table-row>
      </table:table>
      <text:p text:style-name="P15"/>
      <text:p text:style-name="P3"/>
      <text:p text:style-name="P1"/>
      <text:p text:style-name="P2"/>
      <text:p text:style-name="P3">Write the <text:span text:style-name="T9">LogMessage</text:span> <text:span text:style-name="T9">constructor</text:span>:</text:p>
      <text:p text:style-name="P3"/>
      <text:p text:style-name="P28">/** Precondition: <text:span text:style-name="T6">m</text:span> is a valid log message. */</text:p>
      <text:p text:style-name="P12">public <text:span text:style-name="T9">LogMessage </text:span>(String <text:span text:style-name="T9">m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0:17:07.502496133</meta:creation-date>
    <dc:date>2020-04-28T22:05:49.195702930</dc:date>
    <meta:editing-duration>PT39M40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47" meta:word-count="271" meta:character-count="1645" meta:non-whitespace-character-count="1405"/>
  </office:meta>
</office:document-meta>
</file>